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DE4AAD6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DE4AAD69.png" xlink:type="simple" xlink:show="embed" xlink:actuate="onLoad">
            <text:p/>
          </draw:image>
        </draw:frame>
        <draw:custom-shape draw:style-name="gr2" draw:text-style-name="P1" xml:id="id2" draw:id="id2" draw:layer="controls" svg:width="0.8cm" svg:height="0.7cm" svg:x="11.9cm" svg:y="1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6.7cm" svg:y1="9.9cm" svg:x2="10.6cm" svg:y2="9.9cm">
          <text:p/>
        </draw:line>
        <draw:frame draw:style-name="gr4" xml:id="id1" draw:id="id1" draw:layer="controls" svg:width="9.248cm" svg:height="1.013cm" svg:x="13cm" svg:y="4.6cm">
          <draw:text-box>
            <text:p>❶[元に戻す]ボタンを押します</text:p>
          </draw:text-box>
        </draw:frame>
        <draw:frame draw:style-name="gr5" draw:layer="controls" svg:width="17.757cm" svg:height="0.886cm" svg:x="6.543cm" svg:y="10.014cm">
          <draw:text-box>
            <text:p>❷「受講料 無料」の文字が消えて一つ前の状態になりました</text:p>
          </draw:text-box>
        </draw:frame>
        <draw:connector draw:style-name="gr6" draw:text-style-name="P1" draw:layer="controls" svg:x1="13cm" svg:y1="5.106cm" svg:x2="12.3cm" svg:y2="2.3cm" draw:start-shape="id1" draw:start-glue-point="3" draw:end-shape="id2" draw:end-glue-point="2" svg:d="M13000 5106h-700v-2806" svg:viewBox="0 0 701 28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4:53:08.541822459</meta:creation-date>
    <meta:editing-duration>PT3M15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5T14:56:20.823735804</dc:date>
    <dc:creator>NOGATA Jun</dc:creator>
    <meta:document-statistic meta:object-count="6"/>
    <meta:template xlink:type="simple" xlink:actuate="onRequest" xlink:title="screenshot-template" xlink:href="../../../../.config/libreoffice/4/user/template/screenshot-template.otg" meta:date="2014-11-25T14:53:06.719763378"/>
  </office:meta>
</office:document-meta>
</file>